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Width</text:p>
          </table:table-cell>
          <table:table-cell table:style-name="ce1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Left Edge</text:p>
          </table:table-cell>
          <table:table-cell table:formula="of:= -([.B1] - 1) / 2"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Right Edge</text:p>
          </table:table-cell>
          <table:table-cell table:formula="of:= ([.B1] - 1) / 2"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set of outermost pixel for inner region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ft end of Inner Region</text:p>
          </table:table-cell>
          <table:table-cell table:formula="of:= [.B2] + [.B5]"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Width of Inner Region</text:p>
          </table:table-cell>
          <table:table-cell table:formula="of:= 2 * (-[.B6]) + 1"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ffset of innermost pixel for outer region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ight end of left outer region</text:p>
          </table:table-cell>
          <table:table-cell table:formula="of:= [.B2] + [.B9]"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Left end of right outer region</text:p>
          </table:table-cell>
          <table:table-cell table:formula="of:= [.B3] -[.B9]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idth of Outer Regions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ft end of left outer region</text:p>
          </table:table-cell>
          <table:table-cell table:formula="of:= [.B10] - [.B13]"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Left end of right outer region</text:p>
          </table:table-cell>
          <table:table-cell table:formula="of:= [.B11]"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18:19:00.405000000</meta:creation-date>
    <meta:generator>LibreOffice/7.1.7.2$Windows_X86_64 LibreOffice_project/c6a4e3954236145e2acb0b65f68614365aeee33f</meta:generator>
    <dc:date>2021-12-30T18:31:06.106000000</dc:date>
    <meta:editing-duration>PT12M4S</meta:editing-duration>
    <meta:editing-cycles>4</meta:editing-cycles>
    <meta:document-statistic meta:table-count="1" meta:cell-count="24" meta:object-count="0"/>
  </office:meta>
</office:document-meta>
</file>